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end="Arrow" draw:marker-end-width="0.3cm" draw:textarea-vertical-align="middle" draw:fit-to-contour="true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5.989cm" fo:min-width="5.85cm"/>
    </style:style>
    <style:style style:name="gr6" style:family="graphic" style:parent-style-name="standard">
      <style:graphic-properties svg:stroke-color="#000000" draw:marker-end="Arrow" draw:marker-end-width="0.3cm" draw:textarea-vertical-align="middle"/>
    </style:style>
    <style:style style:name="gr7" style:family="graphic" style:parent-style-name="objectwithoutfill">
      <style:graphic-properties draw:stroke="none" draw:fill="none" fo:min-height="1.14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7cm" fo:min-width="5.977cm"/>
    </style:style>
    <style:style style:name="gr10" style:family="graphic" style:parent-style-name="objectwithoutfill">
      <style:graphic-properties draw:stroke="none" draw:fill="none" fo:min-height="0.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5.08cm" svg:height="1.905cm" svg:x="11.414cm" svg:y="3.413cm">
          <text:p text:style-name="P1"><text:span text:style-name="T1">Waiting</text:span></text:p>
          <text:p text:style-name="P1"><text:span text:style-name="T1">IsExtracting = FAL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899cm" svg:y1="1.116cm" svg:x2="13.938cm" svg:y2="3.54cm" svg:d="m13899 1116c0 1818 39 606 39 2424">
          <text:p text:style-name="P1">Init</text:p>
        </draw:connector>
        <draw:custom-shape draw:style-name="gr1" draw:text-style-name="P2" draw:id="id2" draw:layer="layout" svg:width="4.572cm" svg:height="1.905cm" svg:x="17.383cm" svg:y="7.985cm">
          <text:p text:style-name="P1"><text:span text:style-name="T1">Pe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3.954cm" svg:y1="5.318cm" svg:x2="19.669cm" svg:y2="7.985cm" draw:start-shape="id1" draw:start-glue-point="2" draw:end-shape="id2" svg:d="m13954 5318c0 1999 5715 666 5715 2667">
          <text:p text:style-name="P1"><text:span text:style-name="T2">SUBNET UP &amp; !InitError</text:span></text:p>
        </draw:connector>
        <draw:custom-shape draw:style-name="gr1" draw:text-style-name="P2" draw:id="id3" draw:layer="layout" svg:width="4.572cm" svg:height="1.905cm" svg:x="2.905cm" svg:y="12.303cm">
          <text:p text:style-name="P1"><text:span text:style-name="T1">Deferr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7.383cm" svg:y1="8.937cm" svg:x2="7.477cm" svg:y2="13.255cm" draw:start-shape="id2" draw:start-glue-point="3" draw:end-shape="id3" draw:end-glue-point="1" svg:d="m17383 8937c-7428 0-2475 4318-9906 4318">
          <text:p text:style-name="P1">IsComparing + CompareNeeded</text:p>
        </draw:connector>
        <draw:connector draw:style-name="gr2" draw:text-style-name="P3" draw:layer="layout" draw:type="curve" svg:x1="19.669cm" svg:y1="9.89cm" svg:x2="22.433cm" svg:y2="12.707cm" draw:start-shape="id2" draw:start-glue-point="2" svg:d="m19669 9890c0 2875 2764 1467 2764 2817">
          <text:p text:style-name="P1"><text:span text:style-name="T2">!IsComparing * !CompareNeeded</text:span></text:p>
        </draw:connector>
        <draw:connector draw:style-name="gr3" draw:text-style-name="P1" draw:layer="layout" draw:type="curve" svg:x1="25.365cm" svg:y1="19.245cm" svg:x2="16.494cm" svg:y2="4.365cm" draw:start-shape="id4" draw:start-glue-point="1" draw:end-shape="id1" draw:end-glue-point="1" svg:d="m25365 19245c753 0 5188-14880-8871-14880">
          <text:p text:style-name="P1">XXXXXXXXXXXXXXXXXXXXXXX</text:p>
        </draw:connector>
        <draw:connector draw:style-name="gr2" draw:text-style-name="P1" draw:layer="layout" draw:type="curve" svg:x1="5.191cm" svg:y1="14.208cm" svg:x2="19.847cm" svg:y2="13.981cm" draw:start-shape="id3" draw:start-glue-point="2" svg:d="m5191 14208c0 1525 14656 1639 14656-227">
          <text:p text:style-name="P1">!IsComparing * !CompareNeeded</text:p>
        </draw:connector>
        <draw:connector draw:style-name="gr2" draw:text-style-name="P1" draw:layer="layout" draw:type="curve" svg:x1="25.673cm" svg:y1="1.282cm" svg:x2="16.496cm" svg:y2="3.542cm" svg:d="m25673 1282c-6882 0-2294 2260-9177 2260">
          <text:p text:style-name="P1">SM STATE CHANGE</text:p>
        </draw:connector>
        <draw:frame draw:style-name="gr4" draw:text-style-name="P4" draw:layer="layout" svg:width="8.89cm" svg:height="1.715cm" svg:x="1.286cm" svg:y="1.307cm">
          <draw:text-box>
            <text:p><text:span text:style-name="T3">SMDB EXTRACTION STATE MACHINE</text:span></text:p>
          </draw:text-box>
        </draw:frame>
        <draw:frame draw:style-name="gr5" draw:layer="layout" svg:width="11.055cm" svg:height="4.839cm" svg:x="1.248cm" svg:y="15.751cm">
          <draw:text-box>
            <text:p><text:span text:style-name="T3">Legend:</text:span></text:p>
            <text:p><text:span text:style-name="T4">+ means logical OR</text:span></text:p>
            <text:p><text:span text:style-name="T4">* means logical AND</text:span></text:p>
            <text:p><text:span text:style-name="T4"/></text:p>
            <text:p><text:span text:style-name="T5">IsComparing</text:span><text:span text:style-name="T4"> and </text:span><text:span text:style-name="T5">CompareNeeded</text:span><text:span text:style-name="T4"> are shared state flags with</text:span></text:p>
            <text:p><text:span text:style-name="T6">SMDB COMPARISON STATE MACHINE</text:span></text:p>
            <text:p><text:span text:style-name="T7"/></text:p>
            <text:p/>
          </draw:text-box>
        </draw:frame>
        <draw:custom-shape draw:style-name="gr1" draw:text-style-name="P2" draw:id="id4" draw:layer="layout" svg:width="5.664cm" svg:height="2.286cm" svg:x="19.701cm" svg:y="18.102cm">
          <text:p text:style-name="P1"><text:span text:style-name="T1">Done</text:span></text:p>
          <text:p text:style-name="P1"><text:span text:style-name="T1">CompareNeeded = TR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83cm" svg:height="2.667cm" svg:x="19.847cm" svg:y="12.684cm">
          <text:p text:style-name="P1"><text:span text:style-name="T8">Extracting</text:span></text:p>
          <text:p text:style-name="P1"><text:span text:style-name="T8">IsExtracting = TRUE</text:span></text:p>
          <text:p text:style-name="P1"><text:span text:style-name="T1"/></text:p>
          <text:p text:style-name="P1"><text:span text:style-name="T9">Note: Holding SM RO lock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" draw:text-style-name="P1" draw:layer="layout" svg:x1="22.59cm" svg:y1="15.351cm" svg:x2="22.554cm" svg:y2="18.079cm">
            <text:p/>
          </draw:line>
          <draw:frame draw:style-name="gr7" draw:text-style-name="P3" draw:layer="layout" svg:width="3.982cm" svg:height="1.397cm" svg:x="20.593cm" svg:y="15.981cm">
            <draw:text-box>
              <text:p text:style-name="P1"><text:span text:style-name="T2">EXTRACTION</text:span><text:span text:style-name="T2"><text:line-break/></text:span><text:span text:style-name="T2">DONE</text:span></text:p>
            </draw:text-box>
          </draw:frame>
        </draw:g>
        <draw:custom-shape draw:style-name="gr1" draw:text-style-name="P2" draw:id="id5" draw:layer="layout" svg:width="5.967cm" svg:height="2.667cm" svg:x="2.272cm" svg:y="5.826cm">
          <text:p text:style-name="P1"><text:span text:style-name="T1">Aborting</text:span></text:p>
          <text:p text:style-name="P1"><text:span text:style-name="T1">CompareNeeded = FAL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.191cm" svg:y1="12.303cm" svg:x2="5.255cm" svg:y2="8.493cm" draw:start-shape="id3" draw:start-glue-point="0" draw:end-shape="id5" svg:d="m5191 12303c0-2857 64-953 64-3810">
          <text:p text:style-name="P1">TRAP &amp; RunHeavySweep</text:p>
        </draw:connector>
        <draw:connector draw:style-name="gr8" draw:text-style-name="P1" draw:layer="layout" draw:type="curve" svg:x1="8.239cm" svg:y1="7.159cm" svg:x2="11.414cm" svg:y2="4.365cm" draw:start-shape="id5" draw:end-shape="id1" draw:end-glue-point="3" svg:d="m8239 7159c2382 0 795-2794 3175-279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2" draw:id="id7" draw:layer="layout" svg:width="5.08cm" svg:height="1.905cm" svg:x="11.414cm" svg:y="4.437cm">
          <text:p text:style-name="P1"><text:span text:style-name="T1">Waiting</text:span></text:p>
          <text:p text:style-name="P1"><text:span text:style-name="T1">IsComparing = FAL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899cm" svg:y1="2.14cm" svg:x2="13.938cm" svg:y2="4.564cm" svg:d="m13899 2140c0 1818 39 606 39 2424">
          <text:p text:style-name="P1">Init</text:p>
        </draw:connector>
        <draw:frame draw:style-name="gr9" draw:text-style-name="P4" draw:layer="layout" svg:width="9.085cm" svg:height="1.847cm" svg:x="1.186cm" svg:y="0.931cm">
          <draw:text-box>
            <text:p><text:span text:style-name="T3">SMDB COMPARISON STATE MACHINE</text:span></text:p>
          </draw:text-box>
        </draw:frame>
        <draw:frame draw:style-name="gr5" draw:layer="layout" svg:width="11.055cm" svg:height="4.839cm" svg:x="1.248cm" svg:y="15.175cm">
          <draw:text-box>
            <text:p><text:span text:style-name="T3">Legend:</text:span></text:p>
            <text:p><text:span text:style-name="T4">+ means logical OR</text:span></text:p>
            <text:p><text:span text:style-name="T4">* means logical AND</text:span></text:p>
            <text:p><text:span text:style-name="T4"/></text:p>
            <text:p><text:span text:style-name="T5">IsComparing</text:span><text:span text:style-name="T4"> and </text:span><text:span text:style-name="T5">CompareNeeded</text:span><text:span text:style-name="T4"> are shared state flags with</text:span></text:p>
            <text:p><text:span text:style-name="T6">SMDB EXTRACTION STATE MACHINE</text:span></text:p>
            <text:p><text:span text:style-name="T7"/></text:p>
            <text:p/>
          </draw:text-box>
        </draw:frame>
        <draw:custom-shape draw:style-name="gr1" draw:text-style-name="P2" draw:layer="layout" svg:width="5.08cm" svg:height="1.905cm" svg:x="11.595cm" svg:y="9.077cm">
          <text:p text:style-name="P1"><text:span text:style-name="T1">Comparing</text:span></text:p>
          <text:p text:style-name="P1"><text:span text:style-name="T1">IsComparing = TRU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6.042cm" svg:height="2.176cm" svg:x="11.095cm" svg:y="13.678cm">
          <text:p text:style-name="P1"><text:span text:style-name="T1">Done</text:span></text:p>
          <text:p text:style-name="P1"><text:span text:style-name="T1">CompareNeeded = FAL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" draw:text-style-name="P1" draw:layer="layout" svg:x1="13.954cm" svg:y1="6.41cm" svg:x2="13.954cm" svg:y2="9.077cm">
            <text:p/>
          </draw:line>
          <draw:frame draw:style-name="gr10" draw:text-style-name="P3" draw:layer="layout" svg:width="3.982cm" svg:height="0.76cm" svg:x="11.993cm" svg:y="7.174cm">
            <draw:text-box>
              <text:p text:style-name="P1"><text:span text:style-name="T2">CompareNeeded</text:span></text:p>
            </draw:text-box>
          </draw:frame>
        </draw:g>
        <draw:g>
          <draw:line draw:style-name="gr6" draw:text-style-name="P1" draw:layer="layout" svg:x1="14.054cm" svg:y1="11.011cm" svg:x2="14.054cm" svg:y2="13.678cm">
            <text:p/>
          </draw:line>
          <draw:frame draw:style-name="gr10" draw:text-style-name="P3" draw:layer="layout" svg:width="3.982cm" svg:height="1.267cm" svg:x="12.093cm" svg:y="11.775cm">
            <draw:text-box>
              <text:p text:style-name="P1"><text:span text:style-name="T2">COMPARISON</text:span><text:span text:style-name="T2"><text:line-break/></text:span><text:span text:style-name="T2">DONE</text:span></text:p>
            </draw:text-box>
          </draw:frame>
        </draw:g>
        <draw:connector draw:style-name="gr3" draw:text-style-name="P1" draw:layer="layout" draw:type="curve" draw:line-skew="-5.327cm" svg:x1="11.095cm" svg:y1="14.766cm" svg:x2="11.414cm" svg:y2="5.389cm" draw:start-shape="id6" draw:start-glue-point="3" draw:end-shape="id7" svg:d="m11095 14766c-8742 0-8901-9377 319-9377">
          <text:p text:style-name="P1">XXXXXXXXXXXXXXXXXXXXXXX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t-to-size="false" draw:start-line-spacing-horizontal="1.016cm" draw:start-line-spacing-vertical="1.016cm" draw:end-line-spacing-horizontal="1.016cm" draw:end-line-spacing-vertical="1.016cm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1-02T13:39:49.05</meta:creation-date>
    <dc:date>2013-01-30T05:11:25.76</dc:date>
    <meta:editing-duration>PT06H42M30S</meta:editing-duration>
    <meta:editing-cycles>25</meta:editing-cycles>
    <meta:generator>OpenOffice.org/3.1$Win32 OpenOffice.org_project/310m11$Build-9399</meta:generator>
    <dc:creator>Hal Rosenstock</dc:creator>
    <meta:document-statistic meta:object-count="33"/>
  </office:meta>
</office:document-meta>
</file>